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1pt" fo:font-weight="bold" style:font-size-asian="11pt" style:font-weight-asian="bold" style:font-size-complex="11pt" style:font-weight-complex="bold"/>
    </style:style>
    <style:style style:name="P3" style:family="paragraph" style:parent-style-name="Standard">
      <style:paragraph-properties>
        <style:tab-stops/>
      </style:paragraph-properties>
      <style:text-properties fo:font-size="11pt" fo:font-weight="bold" style:font-size-asian="11pt" style:font-weight-asian="bold" style:font-size-complex="11pt" style:font-weight-complex="bold"/>
    </style:style>
    <style:style style:name="P4" style:family="paragraph" style:parent-style-name="Standard">
      <style:text-properties fo:font-size="11pt" fo:font-weight="normal" style:font-size-asian="11pt" style:font-weight-asian="normal" style:font-size-complex="11pt" style:font-weight-complex="normal"/>
    </style:style>
    <style:style style:name="P5" style:family="paragraph" style:parent-style-name="Standard" style:list-style-name="L1">
      <style:text-properties fo:font-size="11pt" style:font-size-asian="11pt" style:font-size-complex="11pt"/>
    </style:style>
    <style:style style:name="P6" style:family="paragraph" style:parent-style-name="Standard" style:list-style-name="L2">
      <style:text-properties fo:font-size="11pt" style:font-size-asian="11pt" style:font-size-complex="11pt"/>
    </style:style>
    <style:style style:name="P7" style:family="paragraph" style:parent-style-name="Standard" style:list-style-name="L2">
      <style:text-properties fo:font-size="11pt" style:font-size-asian="11pt" style:font-size-complex="11pt"/>
    </style:style>
    <style:style style:name="P8" style:family="paragraph" style:parent-style-name="Standard" style:list-style-name="L2">
      <style:text-properties fo:font-size="11pt" style:font-size-asian="11pt" style:font-size-complex="11pt"/>
    </style:style>
    <style:style style:name="P9" style:family="paragraph" style:parent-style-name="Standard" style:list-style-name="L2">
      <style:text-properties fo:font-size="11pt" style:font-size-asian="11pt" style:font-size-complex="11pt"/>
    </style:style>
    <style:style style:name="P10" style:family="paragraph" style:parent-style-name="Standard">
      <style:text-properties fo:font-size="11pt" fo:font-weight="normal" style:font-size-asian="11pt" style:font-weight-asian="normal" style:font-size-complex="11pt" style:font-weight-complex="normal"/>
    </style:style>
    <style:style style:name="P11" style:family="paragraph" style:parent-style-name="Standard" style:list-style-name="L3">
      <style:text-properties fo:font-size="11pt" fo:font-weight="normal" style:font-size-asian="11pt" style:font-weight-asian="normal" style:font-size-complex="11pt" style:font-weight-complex="normal"/>
    </style:style>
    <style:style style:name="P12" style:family="paragraph" style:parent-style-name="Standard" style:list-style-name="L3">
      <style:text-properties fo:font-size="11pt" fo:font-weight="normal" style:font-size-asian="11pt" style:font-weight-asian="normal" style:font-size-complex="11pt" style:font-weight-complex="normal"/>
    </style:style>
    <style:style style:name="P13" style:family="paragraph" style:parent-style-name="Standard" style:list-style-name="L3">
      <style:text-properties fo:font-size="11pt" fo:font-weight="normal" style:font-size-asian="11pt" style:font-weight-asian="normal" style:font-size-complex="11pt" style:font-weight-complex="normal"/>
    </style:style>
    <style:style style:name="P14" style:family="paragraph" style:parent-style-name="Standard">
      <style:text-properties fo:font-size="11pt" fo:font-weight="bold" style:font-size-asian="11pt" style:font-weight-asian="bold" style:font-size-complex="11pt" style:font-weight-complex="bold"/>
    </style:style>
    <style:style style:name="P15" style:family="paragraph" style:parent-style-name="Standard" style:master-page-name="Standard">
      <style:text-properties fo:font-size="11pt" fo:font-weight="bold" style:font-size-asian="11pt" style:font-weight-asian="bold" style:font-size-complex="11pt" style:font-weight-complex="bold"/>
    </style:style>
    <style:style style:name="T1" style:family="text">
      <style:text-properties fo:font-weight="bold" style:font-weight-asian="bold" style:font-weight-complex="bold"/>
    </style:style>
    <style:style style:name="T2" style:family="text">
      <style:text-properties fo:font-size="11pt" style:font-size-asian="11pt" style:font-size-complex="11pt"/>
    </style:style>
    <style:style style:name="T3" style:family="text">
      <style:text-properties fo:font-size="11pt" fo:font-weight="normal" style:font-size-asian="11pt" style:font-weight-asian="normal" style:font-size-complex="11pt" style:font-weight-complex="normal"/>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tyle="italic" style:font-style-asian="italic" style:font-style-complex="italic"/>
    </style:style>
    <style:style style:name="T6"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hip Specification Language (CSL) and Compiler (CSLC)</text:p>
      <text:p text:style-name="P2"/>
      <text:p text:style-name="P2">Overview</text:p>
      <text:p text:style-name="P4">We will describe a high level language and a compiler that is used to specify and create computer chip designs. </text:p>
      <text:p text:style-name="P1"/>
      <text:p text:style-name="P3">CSL Interconntect Specification</text:p>
      <text:p text:style-name="P1">CSL facilitates the architecture, design, implementation, and documentation <text:s/>of complex chips.</text:p>
      <text:p text:style-name="P1"/>
      <text:p text:style-name="P1">A chip is a set of functional units. Units have interfaces (ports), which are connected to other ports or to the pads of the chip (the system interface). The functional unit hierarchy and interconnections are described using CSL. </text:p>
      <text:p text:style-name="P1"/>
      <text:p text:style-name="P1">The CSL is <text:span text:style-name="T2">a high level language </text:span>used to capture a chip design's architecture, design implementation, and verification infrastructure details. Register transfer level language (RTL) describes computer designs at a logic level. CSL describes cross functional areas such as the chip's memory map, the chip's instruction set architecture, the chip's hierarchy and interconnect, the aggregate structures such as special registers, FIFO's and register files, connections between simulation models and <text:span text:style-name="T2">the test benches </text:span>used to verify designs and the designs. Moreover, CSL libraries implement more complex aggregate structures such as networks on a chip, SOC fabrics, hierarchical MBIST</text:p>
      <text:p text:style-name="P1"/>
      <text:p text:style-name="P1">CSL is an object oriented language that uses many of the same syntax elements as C++ (classes, constructors, inheritance) and additional syntactic sugar borrowed from RTL languages (formal to actual mappings, bit ranges).</text:p>
      <text:p text:style-name="P1"/>
      <text:p text:style-name="P1">The CSL compiler, CSLC, parses CSL files, elaborates the model using auto gen tools to create the implementation model<text:span text:style-name="T2">, checks the CSL model for correctness, </text:span>and finally generates RTL, C++, and documentation.</text:p>
      <text:p text:style-name="P1"/>
      <text:p text:style-name="P1">One of the main features of CSL and cslc is the generation of the same information in multiple output languages. This reduces and/or eliminates the “book keeping” required to ensure that the different language files for a particular aspect of the design contain the same information. </text:p>
      <text:p text:style-name="P1"/>
      <text:p text:style-name="P1">A cross functional area is defined as a set of related functions which are defined across many functional units. Memory maps affect many functional units on a chip. The hierarchy and interconnect on a chip affect many units. The instruction set architecture (ISA) affects many units and defines to a certain extent the pipeline(s) on chip. These cross functional areas need to be specified in an architecture, implemented by designers, tested by the verification team, used by the software team, and documented by the documentation team. The cross functional areas are therefore a shared specification used across the chip and by many different teams. </text:p>
      <text:p text:style-name="P1"/>
      <text:p text:style-name="P1">A shared specification should have one source to avoid confusion and misunderstandings, eliminate duplication of the source in documents and source code, and to facilitate rapid changes to the specification which can be immediately propagated throughout the design team. A single programmatic source for the specification achieves all of the above goals. Moreover, a single source for the specification can be checked by a compiler. </text:p>
      <text:p text:style-name="P1"/>
      <text:p text:style-name="P1">In addition cross functional areas are related to each other. This will be described later in this document. Relationships between cross functional areas in the past have been checked by generating code, checking for compilation errors and simulating and checking for simulation errors. This process is expensive in terms of engineering time, computing time and resources, and EDA licenses for RTL simulation tools. Finding errors in the specification prior to simulation is facilitated by using a specification language (CSL), which is checked by a specification compiler (CSLC).</text:p>
      <text:p text:style-name="P2"/>
      <text:p text:style-name="P2">CSL Memory Map Specification</text:p>
      <text:p text:style-name="P1">The functional units communicate with one another and with the system and software running on other chips via the interfaces. The functional <text:s/>units have address maps which are written to or read from by other functional units or by software. An address map associates an address or address range with a state element or aggregate state element respectively. Address buses in conjunction with operation (read/write), control and data lines write or read data to or from the state elements in the address map. Address maps for chips can be either flat (linear address range for entire chip), hierarchical (a unit address to select a functional unit and a subsequent local address to select a local state element), or virtual where the unit address and the local address are combined in a single address bus operation. Address buses may be implemented using different topologies such as a bus, token ring, tree, or mesh.</text:p>
      <text:p text:style-name="P1"/>
      <text:p text:style-name="P1">A major problem arises when the functional and alternate models are written in different languages (unconnected tools). The use of different languages creates a need to assure that <text:s/>address map constants and functions are the same in each language. Only a specification language such as CSL can automatically generate <text:span text:style-name="T5">consistent</text:span> address map constants and functions. </text:p>
      <text:p text:style-name="P1"/>
      <text:p text:style-name="P2">CSL enumerated Type Specification</text:p>
      <text:p text:style-name="P1">Enumerated types which are identical to C++ enumerated types may be specified. Enumerated types may be associated with signals and fields. </text:p>
      <text:p text:style-name="P2"/>
      <text:p text:style-name="P4">Other languages do not generate decoders from enumerated types. The decoders are constructed correctly.</text:p>
      <text:p text:style-name="P4"/>
      <text:p text:style-name="P2">CSL Field Specification</text:p>
      <text:p text:style-name="P1">Fields are bit ranges that are named objects. Fields have an upper and a lower bit range index. The field has a name. Fields may be joined with other fields using a linked list like set_next or set_previous operation. CSL can be used to construct a hierarchical tree of fields. Hierarchical fields are used in the design of instruction sets. Enumerated types can be associated with fields. Decoders can be automatically generated from fields and from fields associated with decoders.</text:p>
      <text:p text:style-name="P4"/>
      <text:p text:style-name="P4">Other languages do not generate decoders from fields. The decoders are constructed correctly.</text:p>
      <text:p text:style-name="P1"/>
      <text:p text:style-name="P2">CSL instruction set architecture Specification</text:p>
      <text:p text:style-name="P1">Functional units and alternate models (e.g. a simulation model) may execute programs which are <text:s/>built from an instruction set architecture (ISA) specification written in CSL. The instruction set architecture is described using CSL. </text:p>
      <text:p text:style-name="P1"/>
      <text:p text:style-name="P1">The functional units and the external model <text:span text:style-name="T6">(e.g. a simulation model outside of the functional unit)</text:span><text:span text:style-name="T1"> </text:span>that implement the instruction set architecture, and execute programs written in <text:s/>the instruction set architecture assembly language, need to use the same set of instruction formats, instruction field definitions and enumerated type values. <text:s/></text:p>
      <text:p text:style-name="P1"/>
      <text:p text:style-name="P1">A major problem arises when the functional and alternate models are written in different <text:s/>languages. The use of <text:span text:style-name="T2">the shared constants in </text:span>the different languages by the different teams require that the same values be generated in the different languages. The constants describe the width and position of each field in each instruction format and instruction and associated functions. Additionally functions are auto generated which insert and extract values to and from the instruction words. <text:s/>The constants <text:s text:c="2"/>are automatically generated from a specification language such as CSL. </text:p>
      <text:p text:style-name="P1"/>
      <text:p text:style-name="P1">The automatic generation <text:span text:style-name="T6">by cslc</text:span> of an instruction set architecture in RTL and alternate model <text:s/>languages eliminates inconsistencies between the functional unit and alternate models. Instruction formats and instructions are built using hierarchies of fields. Enumerated types are created to specify the opcodes and other sets of select values for an instruction set. The enumerated types area associated with a field in an instruction format or instruction. Instruction formats may be inherited by other instruction formats or <text:s/>instructions. </text:p>
      <text:p text:style-name="P1"/>
      <text:p text:style-name="P1">ISA's can be associated with registers. The ISA has two types of information that are used in the processor data path. 1. The encoded information such as opcodes. 2. The selectors such as register file address fields. The encoded information is decoded by decoders automatically generated by CSL. The “selectors” are fields. The fields are connected to signals. The signals are created by using a hierarchical identifier to refer to the signal name and then the hierarchical path to the field in the instruction. The hierarchical path includes the instruction name and the field name.</text:p>
      <text:p text:style-name="P1"/>
      <text:p text:style-name="P1">Example<text:line-break/><text:line-break/>csl_signal [31:0] ir;<text:line-break/>ir.associate_isa(isa);<text:line-break/><text:line-break/>csl_signal alu_opcode(ir.isa.alu_instruction.alu_opcode.get_width()) =  ir.isa.alu_instruction.alu_opcode;<text:line-break/>selects the alu_opcode field from the signal.</text:p>
      <text:p text:style-name="P1"/>
      <text:p text:style-name="P1">ISA's contain two types of elements instruction formats and instructions which use the instruction formats. ISA elements are derived from a common base format which specifies the width of the ISA instruction formats and the name of the ISA. Sub ISA instruction formats can be inherited from parent ISA formats. ISA instructions inherit an ISA instruction format. Instruction formats and instructions contain ISA fields. An ISA field is a named bit range with a width. Fields are placed into instruction formats and fields in either absolute positions or relative to other fields or the left or right edge of the instruction. Since there is a hierarchical relationship between the ISA instructions formats and the ISA instructions and there is one root format a tree of ISA instructions formats and the ISA instructions may be constructed to represent the ISA. The ISA tree may then be analyzed to form instruction decoders. A hierarchical identifier is a set of names in scope holders separated by a period. An hid forms a hierarchical path to an element in the ISA. Hierarchical identifiers (hid) can be used to access any instruction format, instruction, field, or enum in the ISA. The hid is a reference to an object in the ISA. Operations such as decoder or signal generation can be performed using the hid information. ISA fields have a type. The type information is used to control the generation of hardware in the control and data paths. the type information can also be used to check the usage of the hid's in the designer's custom code. For example, the type information may indicate that the field is a selector which means it may be used as a mux select. Or the field may be a branch address so it must be used as an input to a branch address mux, or the field is an opcode so it must be decoded and used to enable or select objects.</text:p>
      <text:p text:style-name="P1"/>
      <text:p text:style-name="P2">CSL Register Specifications</text:p>
      <text:p text:style-name="P1">CSL can be used to specify registers. The registers can be added to the CSL memory map specification. The registers can be addressed for read and/or write operations. The CSLC generates hardware which selects the registers for read and/or write operations. instruction set architecture's can be associated with registers. Fields in registers can be defined</text:p>
      <text:p text:style-name="P1"/>
      <text:p text:style-name="P2">CSL Decoder Specifications</text:p>
      <text:p text:style-name="P1">CSL can be used to specify that decoders be generated from signals, registers, fields, and instruction set architecture's. The fields can reside in signals or registers. Decoders can be generated from registers with instruction set architecture's associated with them. The decoders can have enable signals which qualify the decoders outputs. Decoders can be generated to decode the memory addresses using the CSL memory map specification.</text:p>
      <text:p text:style-name="P1"/>
      <text:p text:style-name="P2">CSL Pipeline Specifications</text:p>
      <text:p text:style-name="P1"><text:span text:style-name="T2">Digital pipelines can be specified and generated using CSL. </text:span>The functional units contain logic which implements an algorithm or <text:s/>instruction set architecture as a digital pipeline. Pipelines contain pipe stages. The pipe stages in a pipeline share signals such as clock, reset, stalls, v<text:span text:style-name="T1">alid, data, and control signals</text:span>. Moreover, there are signals common to the connection between each pipe stage such as data, valid, and control. </text:p>
      <text:p text:style-name="P1"/>
      <text:p text:style-name="P1">In fact sets of data, valid, and control signals can be modeled as three separate pipelines whose latencies, clock, reset, and stalls are connected identically in each pipeline. Branches and merges of the three different types of parallel pipelines requires careful design and any changes to one pipeline must be mirrored in the two other pipelines. <text:span text:style-name="T1">The user must use the CSL pipeline mirroring commands to associate pipelines.</text:span> Register leaks (data loss due to a pipeline continuing to execute when a downstream pipe stage is stalled) or register data duplication (as a result of failing to qualify a valid bit with a down stream stall signal) are all problems faced by designers of digital pipelines. Pipeline design and subsequent changes can be simplified <text:s/>by specifying the digital pipeline in a CSL specification. The specification can be checked by cslc for the above mentioned problems and the designer can make the necessary changes. CSL pipelines can be combined with interconnect aggregate structures (signal groups) to create maintainable pipelines where the definition of the signals in the pipeline is done once in a signal group and the signals are then added to the pipeline from a starting pipe stage to an ending pipe stage. <text:s/>The pipeline specification can be checked for correctness by CSLC, the CSL compiler.</text:p>
      <text:p text:style-name="P1"/>
      <text:p text:style-name="P1">Valid bit qualification on stall and valid bit cancellation on pipe stage branch are just some of the pipeline properties checked in the CSL compiler.</text:p>
      <text:p text:style-name="P1"/>
      <text:p text:style-name="P2">CSL Verification Specifications</text:p>
      <text:p text:style-name="P1">Functional units may be verified by modeling the external drivers and receivers of the functional units interface (input and output ports) using alternate models built in different languages. The stimulus and expect vectors, and state data generated by the alternate models are <text:s/>used to verify the functional units. The software which performs the following tasks is generated by the CSLC from a CSL specification <text:s/></text:p>
      <text:list text:style-name="L1">
        <text:list-item>
          <text:p text:style-name="P5">vectors and state data are captured in the alternate model and sent to a file or connected to the functional unit test bench via inter-process communications. </text:p>
        </text:list-item>
      </text:list>
      <text:list text:style-name="L2">
        <text:list-item>
          <text:p text:style-name="P6">the file format is understood by the compiler via the vector and state data specification. A file reader is created in the test bench and the file is read into a memory in the test bench, which is the correct size to hold the vector </text:p>
        </text:list-item>
        <text:list-item>
          <text:p text:style-name="P6">a set of signals to control reading the vector/state data memory are created </text:p>
        </text:list-item>
        <text:list-item>
          <text:p text:style-name="P6">a set of signals to connect the stimulus memory to the functional unit under test are inserted into the test bench. </text:p>
        </text:list-item>
        <text:list-item>
          <text:p text:style-name="P6">a set of signals to connect the expect memory to the output comparators are inserted into the test bench. </text:p>
        </text:list-item>
      </text:list>
      <text:p text:style-name="P1"/>
      <text:p text:style-name="P1">The <text:span text:style-name="T1">(</text:span><text:span text:style-name="T6">automatic</text:span><text:span text:style-name="T1">)</text:span> connection of the vectors/state data generated by the alternate model to the functional unit in the test bench is fully automated. The CSL interconnect, vector, state data, and test bench specification are all defined in one language. The inconsistencies introduced by specifying these different components in different languages and using different tools to generate the RTL and alternate model code are avoided. </text:p>
      <text:p text:style-name="P1"/>
      <text:p text:style-name="P1">Moreover, the CSLC can check the CSL interconnect, vector, state data, and test bench specification in one tool and find inconsistencies between the various specifications. <text:s/></text:p>
      <text:p text:style-name="P1"/>
      <text:p text:style-name="P1">Moreover, since the CSL interconnect, vector, state data, and test bench specifications have been read into one object model in a single software program, the CSL syntax supports reading objects such as the entire set of output signals from a functional unit using one statement. Using an aggregate <text:span text:style-name="T2">connectivity </text:span>structure which refers to a group of objects facilitates changes in the sub objects (name and width changes, additions and deletions) without having to change the upper level interface name which is used to specify that the output signals constitute a vector. The aggregate <text:span text:style-name="T2">connectivity </text:span>structure is routed from one unit to another unit. The underlying signals can be modified without affecting the routing since the aggregate connectivity structure is auto routed from end point to end point in the object model.</text:p>
      <text:p text:style-name="P1"/>
      <text:p text:style-name="P2">CSL FIFO Specification</text:p>
      <text:p text:style-name="P1">CSL FIFO is used to specify FIFO's. CSL FIFO specifications are converted to RTL and alternate modeling langagues such as C/C++.</text:p>
      <text:p text:style-name="P1"/>
      <text:p text:style-name="P2">CSL Register File Specification</text:p>
      <text:p text:style-name="P1">CSL Register File is used to specify <text:span text:style-name="T2">Register File </text:span>'s. CSL <text:span text:style-name="T2">Register File </text:span>specifications are converted to RTL and alternate modeling languages such as C/C++. The <text:span text:style-name="T2">Register File specification is used to specify the typical register file configuration options such as the number of write and read ports, create connections to registers external to the Register File by in the Register File address space, connect individual registers to the Register File inputs/outputs, and create bypass signals.</text:span></text:p>
      <text:p text:style-name="P1"/>
      <text:p text:style-name="P1"/>
      <text:p text:style-name="P2">CSLC generators</text:p>
      <text:p text:style-name="P1"><text:span text:style-name="T2">CSLC contains generators which are used to convert concise specifications into fully elaborated models. The generators include the auto router and the </text:span>auto mapper. The auto router “routes” point to point connections in different <text:s/>hierarchies. Intermediate ports and formal to actual mappings between the connection end points are created. </text:p>
      <text:p text:style-name="P1"/>
      <text:p text:style-name="P1"><text:span text:style-name="T2">The user can mark state elements such as registers, register file, and memories in units to be included in the memory map. </text:span>The auto mapper elaborates the memory map specification by visiting each unit <text:s/>in the hierarchy and adding elements in the units which have been marked as belonging to the memory map. The type of the memory map (flat, hierarchical, or virtual) determines the addressing scheme that the auto mapper uses to create the memory map.</text:p>
      <text:p text:style-name="P1"/>
      <text:p text:style-name="P2">Cross functional relationships</text:p>
      <text:p text:style-name="P1">CSL types have relationships that create a system for specifying chip</text:p>
      <text:p text:style-name="P1">designs that has not been previously available in one language and</text:p>
      <text:p text:style-name="P1">compiler. These relationships can be checked by the CSL compiler.</text:p>
      <text:p text:style-name="P1"/>
      <text:p text:style-name="P1">signal&lt;-&gt;field</text:p>
      <text:p text:style-name="P1"/>
      <text:p text:style-name="P1">field&lt;-&gt;enumerated type</text:p>
      <text:p text:style-name="P1">field&lt;-&gt;decoder generation</text:p>
      <text:p text:style-name="P1"/>
      <text:p text:style-name="P1">interconnect_connectivity_objects&lt;-&gt;vector specification</text:p>
      <text:p text:style-name="P1"/>
      <text:p text:style-name="P1">fifo&lt;-&gt;state data</text:p>
      <text:p text:style-name="P1">memory&lt;-&gt;state data</text:p>
      <text:p text:style-name="P1">register_file&lt;-&gt;state data</text:p>
      <text:p text:style-name="P1"/>
      <text:p text:style-name="P1">vector&lt;-&gt;test bench</text:p>
      <text:p text:style-name="P1">state data&lt;-&gt;test bench</text:p>
      <text:p text:style-name="P1"/>
      <text:p text:style-name="P1">memory map&lt;-&gt;interconnect</text:p>
      <text:p text:style-name="P1">memory map&lt;-&gt;registers</text:p>
      <text:p text:style-name="P1"/>
      <text:p text:style-name="P1">registers&lt;-&gt;field</text:p>
      <text:p text:style-name="P1">registers&lt;-&gt;instruction set architecture</text:p>
      <text:p text:style-name="P1">registers&lt;-&gt;interconnect</text:p>
      <text:p text:style-name="P1"/>
      <text:p text:style-name="P1">instruction set architecture&lt;-&gt;decoder generation</text:p>
      <text:p text:style-name="P1"/>
      <text:p text:style-name="P1">pipeline&lt;-&gt;interconnect</text:p>
      <text:p text:style-name="P1">pipeline&lt;-&gt;register file</text:p>
      <text:p text:style-name="P1">pipeline&lt;-&gt;fifo</text:p>
      <text:p text:style-name="P1"/>
      <text:p text:style-name="P1">CSL features</text:p>
      <text:p text:style-name="P1">high level language for specifying the relationships between different</text:p>
      <text:p text:style-name="P1">design components</text:p>
      <text:p text:style-name="P1"/>
      <text:p text:style-name="P2">CSLC Specification Checkers</text:p>
      <text:p text:style-name="P1"><text:span text:style-name="T6">CSLC includes specification checkers which verify that the CSL specification are correct. It is not enough to check individual cross functional specifications since the </text:span><text:span text:style-name="T3">individual cross functional specifications affect each other</text:span><text:span text:style-name="T6">. Checks between the </text:span><text:span text:style-name="T3">individual cross functional specifications must be made.</text:span></text:p>
      <text:list text:style-name="L3">
        <text:list-item>
          <text:p text:style-name="P11">interconnect-checks for correct connections between modules based on type, diretion, and width</text:p>
        </text:list-item>
        <text:list-item>
          <text:p text:style-name="P11">pipeline-checks for data leaks, stalls, and resource deadlocks</text:p>
        </text:list-item>
        <text:list-item>
          <text:p text:style-name="P11">memory map-checks for duplicate addresses,...</text:p>
        </text:list-item>
      </text:list>
      <text:p text:style-name="P2"/>
      <text:p text:style-name="P2">CSL Verification specification</text:p>
      <text:p text:style-name="P4">Verification of functional units on chips and of chips requires the development of vector and state data (two dimensional vectors from two dimensional memory elements) from a golden reference. Both stimulus vectors and expected vectors/state data are required in order to test the <text:span text:style-name="T3">the design under test. The order of the signal values and the widths of the signals, the size of the memories need to be the same in the golden reference model (the functional simulator), the communication mechanism (file/socket), the mechanism in the test bench which applies the vectors to the DUT, loads the binary instruction files into the DUT instruction memories if present, and compares the outputs of the DUT with the expected vectors.</text:span></text:p>
      <text:p text:style-name="P1"/>
      <text:p text:style-name="P2">CSL Micro Engine Example</text:p>
      <text:p text:style-name="P4">We will now describe an example design using CSL. Note that this is just an example of how CSL can be used to design a chip.</text:p>
      <text:p text:style-name="P1"/>
      <text:p text:style-name="P4"><text:span text:style-name="T3">A network of application specific processors (micro engines) on a chip is a challenging design to implement. The application specific processors have general purpose instruction load/store/branch/logical/arithmetic instructions and additional specialized instructions that use an optimized data path to increase the effective computation power of the processor per compute cycle. <text:s/>A network of application specific processors combined with firmware can replace custom ASIC and VLSI pipelines. Applications which are not latency sensitive are ideal candidates for networks of application specific processors. Less engineering time and resources are required to build one application specific processor design, then instantiate it many times and write the associated firmware/microcode than it is to build a custom hardware pipeline. CSL can be used to implement the application specific processors pipeline, ISA, register file(s), interconnect, and memory map. The result is a skeleton of the design which is missing the functional unit logic. The generated skeleton includes the pipeline inference hardware, the connections between the pipelines, the instruction decoder, the extracted bit ranges from the pipelined instruction register, <text:s/></text:span>The designer then implements the functional unit logic. Functional unit logic include arithmetic, logical, load/store, and branch units. Software tools such as assemblers and compilers are automatically generated.</text:p>
      <text:p text:style-name="P1"/>
      <text:p text:style-name="P2">Design and figures to be added after CSL micro engine is completed.</text:p>
      <text:p text:style-name="P2"/>
      <text:p text:style-name="P2">CSL SOC Example</text:p>
      <text:p text:style-name="P2"/>
      <text:p text:style-name="P2">Design and figures to be added after CSL micro engine is completed.</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Method for generating a network of application specific processors</text:p>
      <text:p text:style-name="P2">Claim</text:p>
      <text:p text:style-name="P2"/>
      <text:p text:style-name="P2"/>
      <text:p text:style-name="P2">User defines the application specific processor ISA, pipeline, memory</text:p>
      <text:p text:style-name="P2">map, network topology, and ISA using CSL which is then compiled into </text:p>
      <text:p text:style-name="P2">HDL/RTL simulation languages such as C++</text:p>
      <text:p text:style-name="P2">cslc checks the ISA specification for errors</text:p>
      <text:p text:style-name="P2">cslc checks the application specific processor pipeline for data and</text:p>
      <text:p text:style-name="P2">control hazards and register leaks and data duplication problems</text:p>
      <text:p text:style-name="P2">related to bad stall logic</text:p>
      <text:p text:style-name="P2">cslc generates decoders from fields</text:p>
      <text:p text:style-name="P2">cslc generates decoders from an enumerated type associated with field(s)</text:p>
      <text:p text:style-name="P2">cslc generates an assembler from the tree representing the ISA specification </text:p>
      <text:p text:style-name="P2">cslc generates assembly language documentation from the tree representing the ISA specification </text:p>
      <text:p text:style-name="P2"><text:span text:style-name="T4">cslc generates interconnect interface documentation on a module and </text:span>per instance basis</text:p>
      <text:p text:style-name="P2"><text:span text:style-name="T4">cslc generates memory map documentation </text:span><text:s/></text:p>
      <text:p text:style-name="P2"/>
      <text:p text:style-name="P2">ISA tied to the the custom interconnect</text:p>
      <text:p text:style-name="P2">ISA built from users specification</text:p>
      <text:p text:style-name="P2"/>
      <text:p text:style-name="P2">Generated <text:s/>C/C++ code can be simulated in conjunction with other</text:p>
      <text:p text:style-name="P2">C/C++ simulators by instantiating the functions. The generated </text:p>
      <text:p text:style-name="P2">code supports both transaction accurate and cycle accurate modeling</text:p>
      <text:p text:style-name="P2"/>
      <text:p text:style-name="P2">Prior art</text:p>
      <text:p text:style-name="P2">Tensilica/ARC patents on their extensible processors (the extend the functionality of their base processor desig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size="10pt" style:font-name-asian="Times New Roman" style:font-size-asian="10pt" style:font-name-complex="Times New Roman" style:font-size-complex="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 style:family="paragraph" style:parent-style-name="Standard">
      <style:paragraph-properties>
        <style:tab-stops>
          <style:tab-stop style:position="7.62cm" style:type="center"/>
          <style:tab-stop style:position="15.24cm" style:type="right"/>
        </style:tab-stops>
      </style:paragraph-properties>
    </style:style>
    <style:style style:name="footer" style:family="paragraph" style:parent-style-name="Standard">
      <style:paragraph-properties>
        <style:tab-stops>
          <style:tab-stop style:position="7.62cm" style:type="center"/>
          <style:tab-stop style:position="15.24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7-07-18T00:38:29</meta:creation-date>
    <dc:creator>Derek Pappas</dc:creator>
    <dc:date>2007-07-30T18:18:03</dc:date>
    <dc:language>en-US</dc:language>
    <meta:editing-cycles>47</meta:editing-cycles>
    <meta:editing-duration>PT14H2M7S</meta:editing-duration>
    <meta:user-defined meta:name="Info 1"/>
    <meta:user-defined meta:name="Info 2"/>
    <meta:user-defined meta:name="Info 3"/>
    <meta:user-defined meta:name="Info 4"/>
    <meta:document-statistic meta:table-count="0" meta:image-count="0" meta:object-count="0" meta:page-count="9" meta:paragraph-count="115" meta:word-count="3423" meta:character-count="22053"/>
  </office:meta>
</office:document-meta>
</file>